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6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  <table:table-cell table:style-name="ce1" office:value-type="string" calcext:value-type="string">
            <text:p>DVM (nc=20)</text:p>
          </table:table-cell>
          <table:table-cell table:style-name="ce1" office:value-type="string" calcext:value-type="string">
            <text:p>DVM (nc=30)</text:p>
          </table:table-cell>
          <table:table-cell table:style-name="ce1" office:value-type="string" calcext:value-type="string">
            <text:p>DVM (nc=40)</text:p>
          </table:table-cell>
          <table:table-cell table:style-name="ce1" office:value-type="string" calcext:value-type="string">
            <text:p>DVM (nc=50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ed Cavity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6"/>
        </table:table-row>
        <table:table-row table:style-name="ro2" table:number-rows-repeated="104856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21:18:52.99261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10-15T21:19:07.957846791</dc:date>
    <meta:editing-duration>PT9H2M31S</meta:editing-duration>
    <meta:editing-cycles>27</meta:editing-cycles>
    <meta:generator>LibreOffice/5.3.6.1$Linux_X86_64 LibreOffice_project/30$Build-1</meta:generator>
    <meta:document-statistic meta:table-count="1" meta:cell-count="47" meta:object-count="0"/>
  </office:meta>
</office:document-meta>
</file>